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P2" style:family="paragraph" style:parent-style-name="Footer">
      <style:paragraph-properties fo:text-align="end" style:justify-single-word="false"/>
      <style:text-properties officeooo:rsid="001322a4" officeooo:paragraph-rsid="001322a4"/>
    </style:style>
    <style:style style:name="P3" style:family="paragraph" style:parent-style-name="Standard">
      <style:text-properties fo:font-size="24pt" officeooo:rsid="001322a4" officeooo:paragraph-rsid="001322a4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apter 00: Fundamental Scales and Mod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MP2" style:family="paragraph" style:parent-style-name="Footer">
      <style:paragraph-properties fo:text-align="end" style:justify-single-word="false"/>
      <style:text-properties officeooo:rsid="001322a4" officeooo:paragraph-rsid="001322a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xtalk.com Daily Saxophone Etudes Volume 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7:54:37.897570166</meta:creation-date>
    <dc:date>2022-12-20T11:50:03.936088849</dc:date>
    <meta:editing-duration>PT3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2" meta:character-count="83" meta:non-whitespace-character-count="73"/>
  </office:meta>
</office:document-meta>
</file>